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2)</text:p>
      <text:p text:style-name="Standard"/>
      <text:p text:style-name="Standard">The final result of KNN classifier is the classification output for Y (qualitative), where as the output for a KNN regression predicts the quantitative value for f(X).</text:p>
      <text:p text:style-name="Standard"/>
      <text:p text:style-name="Standard">(4)</text:p>
      <text:p text:style-name="Standard"/>
      <text:p text:style-name="Standard">(a) I would expect the polynomial regression to have a lower training RSS</text:p>
      <text:p text:style-name="Standard">than the linear regression because it could make a tighter fit against data that</text:p>
      <text:p text:style-name="Standard">matched with a wider irreducible error (Var(epsilon)).</text:p>
      <text:p text:style-name="Standard"/>
      <text:p text:style-name="Standard">(b) I would expect the polynomial regression to have a higher</text:p>
      <text:p text:style-name="Standard">test RSS as the overfit from training would have more error than the linear</text:p>
      <text:p text:style-name="Standard">regression.</text:p>
      <text:p text:style-name="Standard"/>
      <text:p text:style-name="Standard">(c) Polynomial regression has lower train RSS than the linear fit because of</text:p>
      <text:p text:style-name="Standard">higher flexibility: no matter what the underlying true relationshop is the</text:p>
      <text:p text:style-name="Standard">more flexible model will closer follow points and reduce train RSS.</text:p>
      <text:p text:style-name="Standard"/>
      <text:p text:style-name="Standard">(d) It depends on the relationship between X and Y. If it is closer to linear than cubic, the linear</text:p>
      <text:p text:style-name="Standard">regression test RSS could be lower than the cubic regression test RSS.</text:p>
      <text:p text:style-name="Standard">Or, if it is closer to cubic than linear, the cubic regression test RSS could be lower than the linear regression test RSS.</text:p>
      <text:p text:style-name="Standard"/>
      <text:p text:style-name="Standard">(5)</text:p>
      <text:p text:style-name="Standard"/>
      <text:p text:style-name="Standard">file 5.jp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0M59S</meta:editing-duration>
    <meta:editing-cycles>4</meta:editing-cycles>
    <meta:generator>OpenOffice/4.1.12$Win32 OpenOffice.org_project/4112m1$Build-9809</meta:generator>
    <dc:date>2024-12-08T20:56:25.12</dc:date>
    <meta:document-statistic meta:table-count="0" meta:image-count="0" meta:object-count="0" meta:page-count="1" meta:paragraph-count="17" meta:word-count="182" meta:character-count="1050"/>
    <meta:user-defined meta:name="Info 1"/>
    <meta:user-defined meta:name="Info 2"/>
    <meta:user-defined meta:name="Info 3"/>
    <meta:user-defined meta:name="Info 4"/>
  </office:meta>
</office:document-meta>
</file>